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i>tan</mi>
            <msub>
              <mo stretchy="false">δ</mo>
              <mi>l</mi>
            </msub>
            <mrow>
              <mi/>
              <mo stretchy="false">=</mo>
              <mi/>
            </mrow>
            <mfrac>
              <mrow>
                <mn>2</mn>
                <mi>l</mi>
                <mrow>
                  <mi/>
                  <mo stretchy="false">+</mo>
                  <mi/>
                </mrow>
                <mn>1</mn>
              </mrow>
              <mrow>
                <msup>
                  <mrow>
                    <mo stretchy="false">[</mo>
                    <mrow>
                      <mrow>
                        <mo stretchy="false">(</mo>
                        <mrow>
                          <mn>2</mn>
                          <mi>l</mi>
                          <mrow>
                            <mi/>
                            <mo stretchy="false">+</mo>
                            <mi/>
                          </mrow>
                          <mn>1</mn>
                        </mrow>
                        <mo stretchy="false">)</mo>
                      </mrow>
                      <mtext>!!</mtext>
                    </mrow>
                    <mo stretchy="false">]</mo>
                  </mrow>
                  <mn>2</mn>
                </msup>
              </mrow>
            </mfrac>
            <mi/>
            <msup>
              <mrow>
                <mo stretchy="false">(</mo>
                <mrow>
                  <mi>k</mi>
                  <mi>a</mi>
                </mrow>
                <mo stretchy="false">)</mo>
              </mrow>
              <mrow>
                <mn>2</mn>
                <mi>l</mi>
                <mrow>
                  <mi/>
                  <mo stretchy="false">+</mo>
                  <mi/>
                </mrow>
                <mn>1</mn>
              </mrow>
            </msup>
            <mi/>
            <msub>
              <mrow>
                <mover accent="true">
                  <mi>P</mi>
                  <mo stretchy="false">̂</mo>
                </mover>
              </mrow>
              <mi>l</mi>
            </msub>
            <mrow>
              <mo stretchy="false">(</mo>
              <mrow>
                <msub>
                  <mi>k</mi>
                  <mn>0</mn>
                </msub>
                <mi>a</mi>
              </mrow>
              <mo stretchy="false">)</mo>
            </mrow>
          </mrow>
        </mtd>
      </mtr>
      <mtr>
        <mtd>
          <mrow>
            <mtext>mit</mtext>
          </mrow>
        </mtd>
      </mtr>
      <mtr>
        <mtd>
          <mrow>
            <msub>
              <mrow>
                <mover accent="true">
                  <mi>P</mi>
                  <mo stretchy="false">̂</mo>
                </mover>
              </mrow>
              <mi>l</mi>
            </msub>
            <mrow>
              <mo stretchy="false">(</mo>
              <mrow>
                <msub>
                  <mi>k</mi>
                  <mn>0</mn>
                </msub>
                <mi>a</mi>
              </mrow>
              <mo stretchy="false">)</mo>
            </mrow>
            <mrow>
              <mi/>
              <mo stretchy="false">=</mo>
              <mi/>
            </mrow>
            <msub>
              <mfenced open="(" close=")">
                <mrow>
                  <mfrac>
                    <mrow>
                      <mi>l</mi>
                      <mi/>
                      <msub>
                        <mi>j</mi>
                        <mi>l</mi>
                      </msub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  <mrow>
                        <mi/>
                        <mo stretchy="false">−</mo>
                        <mi/>
                      </mrow>
                      <mi>z</mi>
                      <mi>j</mi>
                      <msub>
                        <mi>'</mi>
                        <mi>l</mi>
                      </msub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</mrow>
                    <mrow>
                      <mrow>
                        <mo stretchy="false">(</mo>
                        <mrow>
                          <mi>l</mi>
                          <mrow>
                            <mi/>
                            <mo stretchy="false">+</mo>
                            <mi/>
                          </mrow>
                          <mn>1</mn>
                        </mrow>
                        <mo stretchy="false">)</mo>
                      </mrow>
                      <mi/>
                      <msub>
                        <mi>j</mi>
                        <mi>l</mi>
                      </msub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  <mrow>
                        <mi/>
                        <mo stretchy="false">+</mo>
                        <mi/>
                      </mrow>
                      <mi>z</mi>
                      <mi/>
                      <mi>j</mi>
                      <msub>
                        <mi>'</mi>
                        <mi>l</mi>
                      </msub>
                      <mrow>
                        <mo stretchy="false">(</mo>
                        <mrow>
                          <mi>z</mi>
                        </mrow>
                        <mo stretchy="false">)</mo>
                      </mrow>
                    </mrow>
                  </mfrac>
                </mrow>
              </mfenced>
              <mrow>
                <mi>z</mi>
                <mrow>
                  <mi/>
                  <mo stretchy="false">=</mo>
                  <mi/>
                </mrow>
                <msub>
                  <mi>k</mi>
                  <mn>0</mn>
                </msub>
                <mi>a</mi>
              </mrow>
            </msub>
          </mrow>
        </mtd>
      </mtr>
    </mtable>
    <annotation encoding="StarMath 5.0">tan %idelta _l ~=~ {2 l ~+~ 1} over {[(2 l ~+~ 1) "!!"] ^2} ` (k a) ^{2 l `+` 1} ` 
{hat P} _l (k _0 a) 

newline 
"mit" newline 

{hat P} _l (k _0 a) ~=~ 
left ( 
 {l ` j _l (z) ~-~ z j' _l (z)} over {(l ~+~ 1) ` j _l (z) ~+~ z ` j' _l (z)} 
right ) _{z `=` k _0 a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11:57:34.329000000</meta:creation-date>
    <meta:generator>LibreOffice/4.1.4.2$Windows_x86 LibreOffice_project/0a0440ccc0227ad9829de5f46be37cfb6edcf72</meta:generator>
  </office:meta>
</office:document-meta>
</file>